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="Arrow" draw:marker-start-width="0.5cm" draw:marker-start-center="false" draw:marker-end="Arrow" draw:marker-end-width="0.5cm" draw:marker-end-center="false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marker-start="Arrow" draw:marker-start-width="0.2cm" draw:marker-end="Arrow" draw:marker-end-width="0.2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8cm" svg:height="1.7cm" svg:x="1.7cm" svg:y="25.8cm">
          <text:p text:style-name="P1">CANopen Driver </text:p>
          <text:p text:style-name="P1">(PCAN-USB Interface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7cm" svg:height="5.6cm" svg:x="1.7cm" svg:y="18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5cm" svg:y1="25.8cm" svg:x2="10.5cm" svg:y2="24cm">
          <text:p/>
        </draw:line>
        <draw:custom-shape draw:style-name="gr1" draw:text-style-name="P1" draw:layer="layout" svg:width="5.2cm" svg:height="1.7cm" svg:x="7.9cm" svg:y="21.1cm">
          <text:p text:style-name="P1">Main Th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2cm" svg:height="1.7cm" svg:x="13.7cm" svg:y="21.1cm">
          <text:p text:style-name="P1">TX Th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2cm" svg:height="1.7cm" svg:x="2.1cm" svg:y="21.1cm">
          <text:p text:style-name="P1">RX Thr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5cm" svg:y1="18.4cm" svg:x2="10.5cm" svg:y2="16.7cm">
          <text:p/>
        </draw:line>
        <draw:custom-shape draw:style-name="gr2" draw:text-style-name="P1" draw:layer="layout" svg:width="17.7cm" svg:height="7.9cm" svg:x="1.7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cm" svg:height="1.7cm" svg:x="14cm" svg:y="10cm">
          <text:p text:style-name="P1">Device </text:p>
          <text:p text:style-name="P1">State Mach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2cm" svg:height="1.7cm" svg:x="7.9cm" svg:y="10cm">
          <text:p text:style-name="P1">DS402 Sup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2cm" svg:height="1.7cm" svg:x="1.9cm" svg:y="10cm">
          <text:p text:style-name="P1">DS301 Suppo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5cm" svg:y1="8.8cm" svg:x2="10.5cm" svg:y2="6.8cm">
          <text:p/>
        </draw:line>
        <draw:custom-shape draw:style-name="gr2" draw:text-style-name="P1" draw:layer="layout" svg:width="17.7cm" svg:height="5cm" svg:x="1.7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29cm" svg:x="6cm" svg:y="4.6cm">
          <text:p text:style-name="P1">Service Ms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cm" svg:height="1.29cm" svg:x="15.6cm" svg:y="4.6cm">
          <text:p text:style-name="P1">Control Ms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cm" svg:height="1.29cm" svg:x="1.9cm" svg:y="4.6cm">
          <text:p text:style-name="P1">Status Ms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3cm" svg:y1="22cm" svg:x2="8cm" svg:y2="22cm">
          <text:p/>
        </draw:line>
        <draw:line draw:style-name="gr4" draw:text-style-name="P1" draw:layer="layout" svg:x1="13.1cm" svg:y1="22cm" svg:x2="13.8cm" svg:y2="22cm">
          <text:p/>
        </draw:line>
        <draw:line draw:style-name="gr5" draw:text-style-name="P1" draw:layer="layout" svg:x1="3.7cm" svg:y1="6.8cm" svg:x2="3.7cm" svg:y2="5.89cm">
          <text:p/>
        </draw:line>
        <draw:line draw:style-name="gr5" draw:text-style-name="P1" draw:layer="layout" svg:x1="17.7cm" svg:y1="5.89cm" svg:x2="17.7cm" svg:y2="6.8cm">
          <text:p/>
        </draw:line>
        <draw:line draw:style-name="gr5" draw:text-style-name="P1" draw:layer="layout" svg:x1="8cm" svg:y1="5.89cm" svg:x2="8cm" svg:y2="6.8cm">
          <text:p/>
        </draw:line>
        <draw:line draw:style-name="gr5" draw:text-style-name="P1" draw:layer="layout" svg:x1="16.3cm" svg:y1="22.8cm" svg:x2="16.3cm" svg:y2="24cm">
          <text:p/>
        </draw:line>
        <draw:line draw:style-name="gr5" draw:text-style-name="P1" draw:layer="layout" svg:x1="4.8cm" svg:y1="24cm" svg:x2="4.8cm" svg:y2="22.8cm">
          <text:p/>
        </draw:line>
        <draw:line draw:style-name="gr5" draw:text-style-name="P1" draw:layer="layout" svg:x1="4.7cm" svg:y1="21.1cm" svg:x2="4.7cm" svg:y2="18.4cm">
          <text:p/>
        </draw:line>
        <draw:line draw:style-name="gr5" draw:text-style-name="P1" draw:layer="layout" svg:x1="16.3cm" svg:y1="18.4cm" svg:x2="16.3cm" svg:y2="21.1cm">
          <text:p/>
        </draw:line>
        <draw:frame draw:style-name="gr6" draw:layer="layout" svg:width="5.044cm" svg:height="0.962cm" svg:x="7.978cm" svg:y="18.838cm">
          <draw:text-box>
            <text:p>CANopen Proxy</text:p>
          </draw:text-box>
        </draw:frame>
        <draw:frame draw:style-name="gr6" draw:layer="layout" svg:width="1.878cm" svg:height="0.962cm" svg:x="9.561cm" svg:y="2.5cm">
          <draw:text-box>
            <text:p>ROS</text:p>
          </draw:text-box>
        </draw:frame>
        <draw:custom-shape draw:style-name="gr1" draw:text-style-name="P1" draw:layer="layout" svg:width="17.3cm" svg:height="1.2cm" svg:x="1.9cm" svg:y="8.8cm">
          <text:p text:style-name="P1">ROS Brid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3cm" svg:height="1.29cm" svg:x="11cm" svg:y="4.6cm">
          <text:p text:style-name="P1">Service </text:p>
          <text:p text:style-name="P1">Response Ms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3.4cm" svg:y1="6.8cm" svg:x2="13.4cm" svg:y2="5.89cm">
          <text:p/>
        </draw:line>
        <draw:line draw:style-name="gr7" draw:text-style-name="P1" draw:layer="layout" svg:x1="9.8cm" svg:y1="5.283cm" svg:x2="11cm" svg:y2="5.283cm">
          <text:p/>
        </draw:line>
        <draw:frame draw:style-name="gr6" draw:layer="layout" svg:width="4.511cm" svg:height="0.962cm" svg:x="1.689cm" svg:y="7.9cm">
          <draw:text-box>
            <text:p>CANopen App</text:p>
          </draw:text-box>
        </draw:frame>
        <draw:custom-shape draw:style-name="gr1" draw:text-style-name="P1" draw:layer="layout" svg:width="5cm" svg:height="1.2cm" svg:x="14.2cm" svg:y="14.5cm">
          <text:p text:style-name="P1">TX Th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2cm" svg:height="1.3cm" svg:x="7.9cm" svg:y="13.8cm">
          <text:p text:style-name="P1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8cm" svg:height="1.2cm" svg:x="1.9cm" svg:y="14.5cm">
          <text:p text:style-name="P1">RX Th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2cm" svg:height="1.2cm" svg:x="7.9cm" svg:y="15.1cm"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4.6cm" svg:y1="11.7cm" svg:x2="4.6cm" svg:y2="12.8cm">
          <text:p/>
        </draw:line>
        <draw:line draw:style-name="gr7" draw:text-style-name="P1" draw:layer="layout" svg:x1="10.6cm" svg:y1="11.7cm" svg:x2="10.6cm" svg:y2="12.8cm">
          <text:p/>
        </draw:line>
        <draw:line draw:style-name="gr7" draw:text-style-name="P1" draw:layer="layout" svg:x1="16.7cm" svg:y1="11.7cm" svg:x2="16.7cm" svg:y2="12.8cm">
          <text:p/>
        </draw:line>
        <draw:line draw:style-name="gr8" draw:text-style-name="P1" draw:layer="layout" svg:x1="4.6cm" svg:y1="12.8cm" svg:x2="16.7cm" svg:y2="12.8cm">
          <text:p/>
        </draw:line>
        <draw:line draw:style-name="gr7" draw:text-style-name="P1" draw:layer="layout" svg:x1="10.6cm" svg:y1="12.7cm" svg:x2="10.6cm" svg:y2="13.8cm">
          <text:p/>
        </draw:line>
        <draw:line draw:style-name="gr7" draw:text-style-name="P1" draw:layer="layout" svg:x1="6.7cm" svg:y1="15.1cm" svg:x2="7.9cm" svg:y2="15.1cm">
          <text:p/>
        </draw:line>
        <draw:line draw:style-name="gr7" draw:text-style-name="P1" draw:layer="layout" svg:x1="13cm" svg:y1="15.1cm" svg:x2="14.2cm" svg:y2="15.1cm">
          <text:p/>
        </draw:line>
        <draw:line draw:style-name="gr5" draw:text-style-name="P1" draw:layer="layout" svg:x1="4.7cm" svg:y1="16.7cm" svg:x2="4.7cm" svg:y2="15.7cm">
          <text:p/>
        </draw:line>
        <draw:line draw:style-name="gr5" draw:text-style-name="P1" draw:layer="layout" svg:x1="16.306cm" svg:y1="15.674cm" svg:x2="16.3cm" svg:y2="1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16:12:29.822741180</meta:creation-date>
    <dc:date>2017-03-29T00:48:11.313001136</dc:date>
    <meta:editing-duration>PT8H20M24S</meta:editing-duration>
    <meta:editing-cycles>16</meta:editing-cycles>
    <meta:generator>LibreOffice/4.2.8.2$Linux_X86_64 LibreOffice_project/420m0$Build-2</meta:generator>
    <meta:document-statistic meta:object-count="45"/>
  </office:meta>
</office:document-meta>
</file>